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astoriagrande.com/?utm_source=eLama-yandex&amp;utm_medium=cpc&amp;utm_campaign=eLama+%7C+Бренд+%7C+РФ+%7C+МК&amp;utm_term=---autotargeting&amp;utm_banner=16764004115&amp;utm_phrase=47206175894&amp;type=search&amp;cm_id=96311936_5288460517_16764004115_47206175894_47206175894_none_search_type1_no_desktop_premium_38&amp;yclid=9734360017959911423" text:style-name="Internet_20_link" text:visited-style-name="Visited_20_Internet_20_Link">https://astoriagrande.com/?utm_source=eLama-yandex&amp;utm_medium=cpc&amp;utm_campaign=eLama+%7C+Бренд+%7C+РФ+%7C+МК&amp;utm_term=---autotargeting&amp;utm_banner=16764004115&amp;utm_phrase=47206175894&amp;type=search&amp;cm_id=96311936_5288460517_16764004115_47206175894_47206175894_none_search_type1_no_desktop_premium_38&amp;yclid=9734360017959911423</text:a></text:p>
      <text:p text:style-name="Standard"><text:a xlink:type="simple" xlink:href="https://gramota.ru/" text:style-name="Internet_20_link" text:visited-style-name="Visited_20_Internet_20_Link">https://gramota.ru/</text:a></text:p>
      <text:p text:style-name="Standard"><text:a xlink:type="simple" xlink:href="https://playerok.com/" text:style-name="Internet_20_link" text:visited-style-name="Visited_20_Internet_20_Link">https://playerok.com/</text:a></text:p>
      <text:p text:style-name="Standard">https://авто-подбор.рф/volgograd-34/?utm_source=yandex&amp;utm_medium=cpc&amp;utm=campaign=search_volgograd&amp;utm_term=---autotargeting&amp;utm_content=5528457176&amp;direct7_search_16753042776_---autotargeting&amp;roistat_referrer=none&amp;roistat_pos=premium_1&amp;roistat=direct7_search_16753042776_---autotargeting&amp;yclid=18231393804151947263</text:p>
      <text:p text:style-name="Standard"/>
      <text:p text:style-name="Standard"><text:a xlink:type="simple" xlink:href="https://vk.com/texno_blog" text:style-name="Internet_20_link" text:visited-style-name="Visited_20_Internet_20_Link">https://vk.com/texno_blo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6S</meta:editing-duration>
    <meta:editing-cycles>3</meta:editing-cycles>
    <meta:generator>OpenOffice/4.1.11$Win32 OpenOffice.org_project/4111m1$Build-9808</meta:generator>
    <dc:date>2025-01-18T13:43:59.73</dc:date>
    <meta:document-statistic meta:table-count="0" meta:image-count="0" meta:object-count="0" meta:page-count="1" meta:paragraph-count="5" meta:word-count="9" meta:character-count="700"/>
    <meta:user-defined meta:name="Info 1"/>
    <meta:user-defined meta:name="Info 2"/>
    <meta:user-defined meta:name="Info 3"/>
    <meta:user-defined meta:name="Info 4"/>
  </office:meta>
</office:document-meta>
</file>